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1.8cm" table:align="center" style:writing-mode="lr-tb"/>
    </style:style>
    <style:style style:name="表格1.A" style:family="table-column">
      <style:table-column-properties style:column-width="3.544cm"/>
    </style:style>
    <style:style style:name="表格1.B" style:family="table-column">
      <style:table-column-properties style:column-width="6.191cm"/>
    </style:style>
    <style:style style:name="表格1.C" style:family="table-column">
      <style:table-column-properties style:column-width="2.066cm"/>
    </style:style>
    <style:style style:name="表格1.1" style:family="table-row">
      <style:table-row-properties style:min-row-height="0.82cm" style:keep-together="true" fo:keep-together="auto"/>
    </style:style>
    <style:style style:name="表格1.A1" style:family="table-cell">
      <style:table-cell-properties style:vertical-align="middle" style:border-line-width="0.002cm 0.035cm 0.002cm" fo:padding="0cm" fo:border="0.039cm double #00000a"/>
    </style:style>
    <style:style style:name="表格2" style:family="table">
      <style:table-properties style:width="14.704cm" table:align="center" style:writing-mode="lr-tb"/>
    </style:style>
    <style:style style:name="表格2.A" style:family="table-column">
      <style:table-column-properties style:column-width="4.284cm"/>
    </style:style>
    <style:style style:name="表格2.B" style:family="table-column">
      <style:table-column-properties style:column-width="5.992cm"/>
    </style:style>
    <style:style style:name="表格2.C" style:family="table-column">
      <style:table-column-properties style:column-width="4.427cm"/>
    </style:style>
    <style:style style:name="表格2.1" style:family="table-row">
      <style:table-row-properties style:min-row-height="0.794cm" style:keep-together="true" fo:keep-together="auto"/>
    </style:style>
    <style:style style:name="表格2.A1" style:family="table-cell">
      <style:table-cell-properties style:vertical-align="middle" style:border-line-width="0.002cm 0.035cm 0.002cm" fo:padding="0cm" fo:border="0.039cm double #00000a"/>
    </style:style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>
      <style:paragraph-properties style:line-height-at-least="0.529cm" fo:text-align="start" style:justify-single-word="false" fo:orphans="2" fo:widows="2"/>
    </style:style>
    <style:style style:name="P3" style:family="paragraph" style:parent-style-name="Standard">
      <style:paragraph-properties style:line-height-at-least="0.529cm" fo:text-align="start" style:justify-single-word="false" fo:orphans="2" fo:widows="2"/>
      <style:text-properties fo:color="#333333" style:font-name="Arial1" fo:font-size="9pt" fo:font-weight="bold" style:letter-kerning="true" style:font-name-asian="宋体1" style:font-size-asian="9pt" style:font-weight-asian="bold" style:font-name-complex="Arial2" style:font-weight-complex="bold"/>
    </style:style>
    <style:style style:name="P4" style:family="paragraph" style:parent-style-name="Standard" style:master-page-name="Standard">
      <style:paragraph-properties style:line-height-at-least="0.529cm" fo:text-align="start" style:justify-single-word="false" fo:orphans="2" fo:widows="2" style:page-number="auto"/>
    </style:style>
    <style:style style:name="T1" style:family="text">
      <style:text-properties fo:color="#333333" style:font-name="Arial1" fo:font-size="9pt" style:letter-kerning="true" style:font-name-asian="宋体1" style:font-size-asian="9pt" style:font-name-complex="Arial2" style:font-size-complex="9pt"/>
    </style:style>
    <style:style style:name="T2" style:family="text">
      <style:text-properties fo:color="#333333" style:font-name="Arial1" fo:font-size="9pt" fo:font-weight="bold" style:letter-kerning="true" style:font-name-asian="宋体1" style:font-size-asian="9pt" style:font-weight-asian="bold" style:font-name-complex="Arial2" style:font-weight-complex="bold"/>
    </style:style>
    <style:style style:name="T3" style:family="text">
      <style:text-properties fo:color="#333333" style:font-name="Arial1" fo:font-size="9pt" fo:font-weight="bold" style:letter-kerning="true" style:font-name-asian="宋体1" style:font-size-asian="9pt" style:font-weight-asian="bold" style:font-name-complex="Arial2" style:font-size-complex="9pt" style:font-weight-complex="bold"/>
    </style:style>
    <style:style style:name="T4" style:family="text">
      <style:text-properties fo:color="#333333" style:font-name="Times New Roman" fo:font-size="9pt" style:letter-kerning="true" style:font-name-asian="宋体1" style:font-size-asian="9pt" style:font-name-complex="Times New Roman1" style:font-size-complex="9pt"/>
    </style:style>
    <style:style style:name="T5" style:family="text">
      <style:text-properties fo:color="#333333" style:font-name="Times New Roman" fo:font-size="9pt" fo:font-weight="bold" style:letter-kerning="true" style:font-name-asian="宋体1" style:font-size-asian="9pt" style:font-weight-asian="bold" style:font-name-complex="Times New Roman1" style:font-weight-complex="bold"/>
    </style:style>
    <style:style style:name="T6" style:family="text">
      <style:text-properties fo:color="#333333" style:font-name="Times New Roman" fo:font-size="9pt" fo:font-weight="bold" style:letter-kerning="true" style:font-name-asian="宋体1" style:font-size-asian="9pt" style:font-weight-asian="bold" style:font-name-complex="Times New Roman1" style:font-size-complex="9pt" style:font-weight-complex="bold"/>
    </style:style>
    <style:style style:name="T7" style:family="text">
      <style:text-properties fo:color="#333333" style:font-name="宋体" fo:font-size="9pt" style:letter-kerning="true" style:font-name-asian="宋体1" style:font-size-asian="9pt" style:font-name-complex="宋体1" style:font-size-complex="9pt"/>
    </style:style>
    <style:style style:name="T8" style:family="text">
      <style:text-properties fo:color="#333333" style:font-name="宋体" fo:font-size="9pt" fo:font-weight="bold" style:letter-kerning="true" style:font-name-asian="宋体1" style:font-size-asian="9pt" style:font-weight-asian="bold" style:font-name-complex="宋体1" style:font-weight-complex="bold"/>
    </style:style>
    <style:style style:name="T9" style:family="text">
      <style:text-properties fo:color="#333333" style:text-position="sub 58%" style:font-name="Arial1" fo:font-size="9pt" style:letter-kerning="true" style:font-name-asian="宋体1" style:font-size-asian="9pt" style:font-name-complex="Arial2" style:font-size-complex="9pt"/>
    </style:style>
    <style:style style:name="T10" style:family="text">
      <style:text-properties style:font-name="宋体" fo:font-size="12pt" style:letter-kerning="true" style:font-name-asian="宋体1" style:font-size-asian="12pt" style:font-name-complex="宋体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386_1870777140"/><text:bookmark-end text:name="__DdeLink__386_1870777140"/><text:bookmark-start text:name="OLE_LINK2"/><text:bookmark-start text:name="OLE_LINK1"/><text:span text:style-name="T2"/></text:p>
      <text:p text:style-name="P3"><text:bookmark-end text:name="OLE_LINK2"/><text:bookmark-end text:name="OLE_LINK1"/></text:p>
      <text:p text:style-name="P2"><text:span text:style-name="T2">1.  </text:span><text:span text:style-name="T5">  </text:span><text:span text:style-name="T6"> </text:span><text:span text:style-name="T4">Product features:</text:span><text:span text:style-name="T1"><text:line-break/></text:span><text:span text:style-name="T4">1. Meet UL, CE requirements,</text:span><text:span text:style-name="T1"><text:line-break/></text:span><text:span text:style-name="T4">2. Ultra-thin, ultra-small</text:span><text:span text:style-name="T1"><text:line-break/></text:span><text:span text:style-name="T4">2. All voltage input (AC: 90 ~ 264V)</text:span><text:span text:style-name="T1"><text:line-break/></text:span><text:span text:style-name="T4">3. Low ripple and low noise</text:span><text:span text:style-name="T1"><text:line-break/></text:span><text:span text:style-name="T4">4. Output overload and short circuit protection</text:span><text:span text:style-name="T1"><text:line-break/></text:span><text:span text:style-name="T4">5. High efficiency, high power density</text:span><text:span text:style-name="T1"><text:line-break/></text:span><text:span text:style-name="T4">6. The product is designed to meet the requirements of EMC and Safety Test</text:span><text:span text:style-name="T1"><text:line-break/></text:span><text:span text:style-name="T4">7. Low power consumption, environmental protection, no-load loss &lt;0.1W</text:span><text:span text:style-name="T1"><text:line-break/></text:span><text:span text:style-name="T4">8.100% load aging and testing</text:span><text:span text:style-name="T1"><text:line-break/></text:span><text:span text:style-name="T4">9.1 year warranty perio</text:span></text:p>
      <text:p text:style-name="P1"><text:span text:style-name="T1"><text:line-break/></text:span><text:span text:style-name="T2">2. Environment Condition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"><text:span text:style-name="T2">Item Name</text:span></text:p>
          </table:table-cell>
          <table:table-cell table:style-name="表格1.A1" office:value-type="string">
            <text:p text:style-name="P2"><text:span text:style-name="T2">Technical Criteria</text:span></text:p>
          </table:table-cell>
          <table:table-cell table:style-name="表格1.A1" office:value-type="string">
            <text:p text:style-name="P2"><text:span text:style-name="T2">  Unit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Operation Temperature</text:span></text:p>
          </table:table-cell>
          <table:table-cell table:style-name="表格1.A1" office:value-type="string">
            <text:p text:style-name="P2"><text:span text:style-name="T1">-20—+60</text:span></text:p>
          </table:table-cell>
          <table:table-cell table:style-name="表格1.A1" office:value-type="string">
            <text:p text:style-name="P2"><text:span text:style-name="T7">℃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Store Temperature</text:span></text:p>
          </table:table-cell>
          <table:table-cell table:style-name="表格1.A1" office:value-type="string">
            <text:p text:style-name="P2"><text:span text:style-name="T1">-40—+80</text:span></text:p>
          </table:table-cell>
          <table:table-cell table:style-name="表格1.A1" office:value-type="string">
            <text:p text:style-name="P2"><text:span text:style-name="T7">℃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Relative humidity</text:span></text:p>
          </table:table-cell>
          <table:table-cell table:style-name="表格1.A1" office:value-type="string">
            <text:p text:style-name="P2"><text:span text:style-name="T1">5—95</text:span></text:p>
          </table:table-cell>
          <table:table-cell table:style-name="表格1.A1" office:value-type="string">
            <text:p text:style-name="P2"><text:span text:style-name="T1">%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Cooling way</text:span></text:p>
          </table:table-cell>
          <table:table-cell table:style-name="表格1.A1" office:value-type="string">
            <text:p text:style-name="P2"><text:span text:style-name="T1">Cooling by radiation</text:span></text:p>
          </table:table-cell>
          <table:table-cell table:style-name="表格1.A1" office:value-type="string">
            <text:p text:style-name="P2"><text:span text:style-name="T1"> 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Atmospheric pressure</text:span></text:p>
          </table:table-cell>
          <table:table-cell table:style-name="表格1.A1" office:value-type="string">
            <text:p text:style-name="P2"><text:span text:style-name="T1">80—106</text:span></text:p>
          </table:table-cell>
          <table:table-cell table:style-name="表格1.A1" office:value-type="string">
            <text:p text:style-name="P2"><text:span text:style-name="T1">Kpa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Sea level elevation</text:span></text:p>
          </table:table-cell>
          <table:table-cell table:style-name="表格1.A1" office:value-type="string">
            <text:p text:style-name="P2"><text:span text:style-name="T1">≤2000</text:span></text:p>
          </table:table-cell>
          <table:table-cell table:style-name="表格1.A1" office:value-type="string">
            <text:p text:style-name="P2"><text:span text:style-name="T1">m</text:span></text:p>
          </table:table-cell>
        </table:table-row>
        <table:table-row table:style-name="表格1.1">
          <table:table-cell table:style-name="表格1.A1" office:value-type="string">
            <text:p text:style-name="P2"><text:span text:style-name="T1">Vibration</text:span></text:p>
          </table:table-cell>
          <table:table-cell table:style-name="表格1.A1" office:value-type="string">
            <text:p text:style-name="P2"><text:span text:style-name="T1">Vibration coefficient 10~500Hz,2G10min./1cycle, 60min.each along X,Y,Z axes</text:span></text:p>
          </table:table-cell>
          <table:table-cell table:style-name="表格1.A1" office:value-type="string">
            <text:p text:style-name="P2"><text:span text:style-name="T1"> </text:span></text:p>
          </table:table-cell>
        </table:table-row>
      </table:table>
      <text:p text:style-name="P2"><text:span text:style-name="T1"> </text:span></text:p>
      <text:p text:style-name="P1"><text:span text:style-name="T1"> <text:line-break/></text:span><text:span text:style-name="T2">3.Electrical Characteristic</text:span><text:span text:style-name="T1"><text:line-break/></text:span><text:span text:style-name="T2">1.Input characteristics (test at room temperature 20</text:span><text:span text:style-name="T3"> </text:span><text:span text:style-name="T8">℃</text:span><text:span text:style-name="T2">)</text:span><text:span text:style-name="T1">.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2"><text:span text:style-name="T2">Item Name</text:span></text:p>
          </table:table-cell>
          <table:table-cell table:style-name="表格2.A1" office:value-type="string">
            <text:p text:style-name="P2"><text:span text:style-name="T2">Technical Criteria</text:span></text:p>
          </table:table-cell>
          <table:table-cell table:style-name="表格2.A1" office:value-type="string">
            <text:p text:style-name="P2"><text:span text:style-name="T2">Unit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Rated input voltage</text:span></text:p>
          </table:table-cell>
          <table:table-cell table:style-name="表格2.A1" office:value-type="string">
            <text:p text:style-name="P2"><text:span text:style-name="T1">100-240</text:span></text:p>
          </table:table-cell>
          <table:table-cell table:style-name="表格2.A1" office:value-type="string">
            <text:p text:style-name="P2"><text:span text:style-name="T1">VAc</text:span></text:p>
          </table:table-cell>
        </table:table-row>
        <text:soft-page-break/>
        <table:table-row table:style-name="表格2.1">
          <table:table-cell table:style-name="表格2.A1" office:value-type="string">
            <text:p text:style-name="P2"><text:span text:style-name="T1">Input voltage range</text:span></text:p>
          </table:table-cell>
          <table:table-cell table:style-name="表格2.A1" office:value-type="string">
            <text:p text:style-name="P2"><text:span text:style-name="T1">90-264</text:span></text:p>
          </table:table-cell>
          <table:table-cell table:style-name="表格2.A1" office:value-type="string">
            <text:p text:style-name="P2"><text:span text:style-name="T1">VAc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Maximum input current</text:span></text:p>
          </table:table-cell>
          <table:table-cell table:style-name="表格2.A1" office:value-type="string">
            <text:p text:style-name="P2"><text:span text:style-name="T1">≤0.2</text:span></text:p>
          </table:table-cell>
          <table:table-cell table:style-name="表格2.A1" office:value-type="string">
            <text:p text:style-name="P2"><text:span text:style-name="T1">A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Input current surge</text:span></text:p>
          </table:table-cell>
          <table:table-cell table:style-name="表格2.A1" office:value-type="string">
            <text:p text:style-name="P2"><text:span text:style-name="T1">；                  ≤10</text:span></text:p>
          </table:table-cell>
          <table:table-cell table:style-name="表格2.A1" office:value-type="string">
            <text:p text:style-name="P2"><text:span text:style-name="T1">A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maximum input voltage</text:span></text:p>
          </table:table-cell>
          <table:table-cell table:style-name="表格2.A1" office:value-type="string">
            <text:p text:style-name="P2"><text:span text:style-name="T1">≤270</text:span></text:p>
          </table:table-cell>
          <table:table-cell table:style-name="表格2.A1" office:value-type="string">
            <text:p text:style-name="P2"><text:span text:style-name="T1">VAc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Enter slow start</text:span></text:p>
          </table:table-cell>
          <table:table-cell table:style-name="表格2.A1" office:value-type="string">
            <text:p text:style-name="P2"><text:span text:style-name="T1">≤50</text:span></text:p>
          </table:table-cell>
          <table:table-cell table:style-name="表格2.A1" office:value-type="string">
            <text:p text:style-name="P2"><text:span text:style-name="T1">mS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Input Low Voltage Efficiency</text:span></text:p>
          </table:table-cell>
          <table:table-cell table:style-name="表格2.A1" office:value-type="string">
            <text:p text:style-name="P2"><text:span text:style-name="T1">Vin=110VAc，Output full-load≥69</text:span></text:p>
          </table:table-cell>
          <table:table-cell table:style-name="表格2.A1" office:value-type="string">
            <text:p text:style-name="P2"><text:span text:style-name="T1">%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Input High Voltage Efficiency</text:span></text:p>
          </table:table-cell>
          <table:table-cell table:style-name="表格2.A1" office:value-type="string">
            <text:p text:style-name="P2"><text:span text:style-name="T1">Vin=220VAc，output full-load≥70</text:span></text:p>
          </table:table-cell>
          <table:table-cell table:style-name="表格2.A1" office:value-type="string">
            <text:p text:style-name="P2"><text:span text:style-name="T1">%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Long-term reliability</text:span></text:p>
          </table:table-cell>
          <table:table-cell table:style-name="表格2.A1" office:value-type="string">
            <text:p text:style-name="P2"><text:span text:style-name="T1">MTBF≥100，000</text:span></text:p>
          </table:table-cell>
          <table:table-cell table:style-name="表格2.A1" office:value-type="string">
            <text:p text:style-name="P2"><text:span text:style-name="T1">h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Load rated output voltage</text:span></text:p>
          </table:table-cell>
          <table:table-cell table:style-name="表格2.A1" office:value-type="string">
            <text:p text:style-name="P2"><text:span text:style-name="T1">+5±0.1</text:span></text:p>
          </table:table-cell>
          <table:table-cell table:style-name="表格2.A1" office:value-type="string">
            <text:p text:style-name="P2"><text:span text:style-name="T1">VDc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Full rated output voltage</text:span></text:p>
          </table:table-cell>
          <table:table-cell table:style-name="表格2.A1" office:value-type="string">
            <text:p text:style-name="P2"><text:span text:style-name="T1">+5±0.2</text:span></text:p>
          </table:table-cell>
          <table:table-cell table:style-name="表格2.A1" office:value-type="string">
            <text:p text:style-name="P2"><text:span text:style-name="T1">VDc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Short-term maximum output current</text:span></text:p>
          </table:table-cell>
          <table:table-cell table:style-name="表格2.A1" office:value-type="string">
            <text:p text:style-name="P2"><text:span text:style-name="T1">≥1000</text:span></text:p>
          </table:table-cell>
          <table:table-cell table:style-name="表格2.A1" office:value-type="string">
            <text:p text:style-name="P2"><text:span text:style-name="T1">mA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The maximum output current for a long time</text:span></text:p>
          </table:table-cell>
          <table:table-cell table:style-name="表格2.A1" office:value-type="string">
            <text:p text:style-name="P2"><text:span text:style-name="T1">≥600</text:span></text:p>
          </table:table-cell>
          <table:table-cell table:style-name="表格2.A1" office:value-type="string">
            <text:p text:style-name="P2"><text:span text:style-name="T1">mA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Voltage Regulation</text:span></text:p>
          </table:table-cell>
          <table:table-cell table:style-name="表格2.A1" office:value-type="string">
            <text:p text:style-name="P2"><text:span text:style-name="T1">±0.2  </text:span></text:p>
          </table:table-cell>
          <table:table-cell table:style-name="表格2.A1" office:value-type="string">
            <text:p text:style-name="P2"><text:span text:style-name="T1">%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Load Regulation</text:span></text:p>
          </table:table-cell>
          <table:table-cell table:style-name="表格2.A1" office:value-type="string">
            <text:p text:style-name="P2"><text:span text:style-name="T1">                      ±0.5</text:span></text:p>
          </table:table-cell>
          <table:table-cell table:style-name="表格2.A1" office:value-type="string">
            <text:p text:style-name="P2"><text:span text:style-name="T1">%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Output ripple and noise<text:line-break/>(mVp-p)</text:span></text:p>
          </table:table-cell>
          <table:table-cell table:style-name="表格2.A1" office:value-type="string">
            <text:p text:style-name="P2"><text:span text:style-name="T1">≤50<text:line-break/>Rated input voltage, full load. Using 20MHz of bandwidth,<text:line-break/>The load side 10uF and 0.1uF capacitor to be tested.</text:span></text:p>
          </table:table-cell>
          <table:table-cell table:style-name="表格2.A1" office:value-type="string">
            <text:p text:style-name="P2"><text:span text:style-name="T1">mV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Switch overshoot amplitude</text:span></text:p>
          </table:table-cell>
          <table:table-cell table:style-name="表格2.A1" office:value-type="string">
            <text:p text:style-name="P2"><text:span text:style-name="T1">(Rated input voltage and output load plus 10%)≤5</text:span></text:p>
          </table:table-cell>
          <table:table-cell table:style-name="表格2.A1" office:value-type="string">
            <text:p text:style-name="P2"><text:span text:style-name="T1">%V</text:span><text:span text:style-name="T9">O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Output over-current protection</text:span></text:p>
          </table:table-cell>
          <table:table-cell table:style-name="表格2.A1" office:value-type="string">
            <text:p text:style-name="P2"><text:span text:style-name="T1">150-200% of the output maximum load</text:span></text:p>
          </table:table-cell>
          <table:table-cell table:style-name="表格2.A1" office:value-type="string">
            <text:p text:style-name="P2"><text:span text:style-name="T1">A</text:span></text:p>
          </table:table-cell>
        </table:table-row>
        <table:table-row table:style-name="表格2.1">
          <table:table-cell table:style-name="表格2.A1" office:value-type="string">
            <text:p text:style-name="P2"><text:span text:style-name="T1">Output short circuit protection</text:span></text:p>
          </table:table-cell>
          <table:table-cell table:style-name="表格2.A1" office:value-type="string">
            <text:p text:style-name="P2"><text:span text:style-name="T1">Direct short circuit at the normal output, </text:span><text:soft-page-break/><text:span text:style-name="T1">automatically resume normal operation after a short circuit removal</text:span></text:p>
          </table:table-cell>
          <table:table-cell table:style-name="表格2.A1" office:value-type="string">
            <text:p text:style-name="P2"><text:span text:style-name="T1"> </text:span></text:p>
          </table:table-cell>
        </table:table-row>
      </table:table>
      <text:p text:style-name="P2"><text:span text:style-name="T1"> </text:span></text:p>
      <text:p text:style-name="Standard"><text:span text:style-name="T2">4.Safety Characteristics：</text:span><text:span text:style-name="T1"><text:line-break/></text:span><text:span text:style-name="T2">4.1Products designed to meet UL, CE safety certification requirements.</text:span><text:span text:style-name="T1"><text:line-break/></text:span><text:span text:style-name="T2"> 4.2</text:span><text:span text:style-name="T1">Safety and electromagnetic compatibility<text:line-break/>Designed with the input of 0.5A UL certified insurance;<text:line-break/>PCB board using double-sided copper clad plate production, material for the 94-V0 fire rating level;<text:line-break/>Safety standards: Compliance with UL1012, EN60950, UL60950<text:line-break/>Insulation voltage: I / P-O / P: 2500VAC<text:line-break/>Insulation resistance :I / PO / P&gt; 100M Ohms / 500VDC 25 </text:span><text:span text:style-name="T7">℃</text:span><text:span text:style-name="T1"> 70% RH<text:line-break/>Conduction and radiation :comply with EN55011, EN55022 (CISPR22)<text:line-break/>Electrostatic discharge :IEC / EN 61000-4-2 level 4 8kV / 15kV<text:line-break/>RF radiation Immunity: IEC / EN 61000-4-3 See Application Note<text:line-break/></text:span><text:span text:style-name="T2">4.3 Temperature safety design</text:span><text:span text:style-name="T1"><text:line-break/>At room temperature,the capacitors of this power , the inner surface of the main converter maximum temperature does not exceed 90 </text:span><text:span text:style-name="T7">℃</text:span><text:span text:style-name="T1">;<text:line-break/>Shell maximum surface temperature does not exceed 60 </text:span><text:span text:style-name="T7">℃</text:span><text:span text:style-name="T1"><text:line-break/></text:span><text:span text:style-name="T2">5.Logo, packaging, transportation, storage</text:span><text:span text:style-name="T1"><text:line-break/>5.1 Logo<text:line-break/>5.1.1 Product logo<text:line-break/>In place of products labeled with signs, its content in line with national standards, industry standards.<text:line-break/>5.1.2 Packaging logo<text:line-break/>      Products marked with the manufacturer's name, address, zip code, product type, manufactured year, month, day on the box ;<text:line-break/>Marked "up", "moisture" "Handle with care" and other transportation signs, all signs are in line with the provisions of GB 191.<text:line-break/>5.2 Packaging<text:line-break/>Products are separated using special plastic box packaging, with anti-vibration function, and in accordance with the provisions of GB 3873.<text:line-break/>5.3 Transport<text:line-break/> packaged products can be shipped by any transportation service, there should be awnings in transport and no excessive vibration, impact, etc.<text:line-break/>5.4 Storage<text:line-break/>Products should be stored in compliance with GB 3873.<text:line-break/>   <text:line-break/></text:span><text:span text:style-name="T2">6.Weight and Dimensions：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49cm" fo:margin-bottom="0.049cm" fo:text-align="start" style:justify-single-word="false" fo:orphans="2" fo:widows="2"/>
      <style:text-properties style:font-name="宋体" fo:font-size="12pt" fo:font-weight="bold" style:letter-kerning="true" style:font-name-asian="宋体1" style:font-size-asian="12pt" style:font-weight-asian="bold" style:font-name-complex="宋体1" style:font-size-complex="12pt" style:font-weight-complex="bold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4_20_Char" style:display-name="标题 4 Char" style:family="text" style:parent-style-name="Default_20_Paragraph_20_Font">
      <style:text-properties style:font-name="宋体" fo:font-size="12pt" fo:font-weight="bold" style:letter-kerning="true" style:font-name-asian="宋体1" style:font-size-asian="12pt" style:font-weight-asian="bold" style:font-name-complex="宋体1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423cm" style:layout-grid-ruby-height="0.127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Chu</meta:initial-creator>
    <meta:editing-cycles>4</meta:editing-cycles>
    <meta:creation-date>2015-10-19T04:03:00</meta:creation-date>
    <dc:date>2015-12-31T14:58:57.24</dc:date>
    <meta:editing-duration>PT1M</meta:editing-duration>
    <meta:generator>OpenOffice.org/3.4.1$Win32 OpenOffice.org_project/341m1$Build-9593</meta:generator>
    <meta:document-statistic meta:table-count="2" meta:image-count="0" meta:object-count="0" meta:page-count="3" meta:paragraph-count="90" meta:word-count="575" meta:character-count="35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